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dash" draw:stroke-dash="Fine_20_Dashed_20__28_var_29_" draw:marker-start="" draw:marker-end="Linienende_20_1" draw:textarea-horizontal-align="center" draw:textarea-vertical-align="middle"/>
    </style:style>
    <style:style style:name="gr3" style:family="graphic" style:parent-style-name="standard">
      <style:graphic-properties draw:fill="none" draw:textarea-horizontal-align="left" draw:textarea-vertical-align="top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/>
      <style:text-properties fo:font-size="8pt" style:font-size-asian="8pt" style:font-size-complex="8pt"/>
    </style:style>
    <style:style style:name="P5" style:family="paragraph">
      <style:paragraph-properties fo:margin-left="0cm" fo:margin-right="0cm" fo:text-align="start" fo:text-indent="0cm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1.8cm" svg:height="0.4cm" svg:x="11.6cm" svg:y="7cm">
          <text:p text:style-name="P1"><text:span text:style-name="T1">IAexD</text:span></text:p>
        </draw:rect>
        <draw:line draw:style-name="gr2" draw:text-style-name="P3" draw:layer="layout" svg:x1="10cm" svg:y1="7.2cm" svg:x2="11.6cm" svg:y2="7.2cm">
          <text:p/>
        </draw:line>
        <draw:rect draw:style-name="gr1" draw:text-style-name="P2" draw:layer="layout" svg:width="2.997cm" svg:height="0.1cm" svg:x="7.003cm" svg:y="7.4cm">
          <text:p/>
        </draw:rect>
        <draw:rect draw:style-name="gr3" draw:text-style-name="P4" draw:layer="layout" svg:width="3cm" svg:height="0.9cm" svg:x="7cm" svg:y="7.5cm">
          <text:p text:style-name="P4"><text:span text:style-name="T2">ima11()</text:span></text:p>
          <text:p text:style-name="P4"><text:span text:style-name="T2">ima12()</text:span></text:p>
        </draw:rect>
        <draw:rect draw:style-name="gr1" draw:text-style-name="P2" draw:layer="layout" svg:width="0.6cm" svg:height="0.4cm" svg:x="13.4cm" svg:y="7cm">
          <text:p text:style-name="P1"><text:span text:style-name="T1">1</text:span></text:p>
        </draw:rect>
        <draw:rect draw:style-name="gr1" draw:text-style-name="P2" draw:layer="layout" svg:width="0.6cm" svg:height="0.4cm" svg:x="14cm" svg:y="7cm">
          <text:p text:style-name="P1"><text:span text:style-name="T1">1</text:span></text:p>
        </draw:rect>
        <draw:rect draw:style-name="gr1" draw:text-style-name="P2" draw:layer="layout" svg:width="1.8cm" svg:height="0.4cm" svg:x="7cm" svg:y="7cm">
          <text:p text:style-name="P1"><text:span text:style-name="T1">CAexD</text:span></text:p>
        </draw:rect>
        <draw:rect draw:style-name="gr1" draw:text-style-name="P2" draw:layer="layout" svg:width="0.6cm" svg:height="0.4cm" svg:x="8.8cm" svg:y="7cm">
          <text:p text:style-name="P1"><text:span text:style-name="T1">1</text:span></text:p>
        </draw:rect>
        <draw:rect draw:style-name="gr1" draw:text-style-name="P2" draw:layer="layout" svg:width="0.6cm" svg:height="0.4cm" svg:x="9.4cm" svg:y="7cm">
          <text:p text:style-name="P1"><text:span text:style-name="T1">1</text:span></text:p>
        </draw:rect>
        <draw:rect draw:style-name="gr3" draw:text-style-name="P4" draw:layer="layout" svg:width="3cm" svg:height="0.9cm" svg:x="11.6cm" svg:y="7.5cm">
          <text:p text:style-name="P4"><text:span text:style-name="T2">ima11()</text:span></text:p>
          <text:p text:style-name="P4"><text:span text:style-name="T2">ima12()</text:span></text:p>
        </draw:rect>
        <draw:rect draw:style-name="gr1" draw:text-style-name="P2" draw:layer="layout" svg:width="2.997cm" svg:height="0.1cm" svg:x="11.604cm" svg:y="7.4cm">
          <text:p/>
        </draw:rect>
        <draw:rect draw:style-name="gr1" draw:text-style-name="P2" draw:layer="layout" svg:width="1.8cm" svg:height="0.4cm" svg:x="11.601cm" svg:y="9.2cm">
          <text:p text:style-name="P1"><text:span text:style-name="T1">IBexD</text:span></text:p>
        </draw:rect>
        <draw:rect draw:style-name="gr1" draw:text-style-name="P2" draw:layer="layout" svg:width="0.6cm" svg:height="0.4cm" svg:x="13.401cm" svg:y="9.2cm">
          <text:p text:style-name="P1"><text:span text:style-name="T1">1</text:span></text:p>
        </draw:rect>
        <draw:rect draw:style-name="gr1" draw:text-style-name="P2" draw:layer="layout" svg:width="0.6cm" svg:height="0.4cm" svg:x="14.001cm" svg:y="9.2cm">
          <text:p text:style-name="P1"><text:span text:style-name="T1">1</text:span></text:p>
        </draw:rect>
        <draw:rect draw:style-name="gr3" draw:text-style-name="P4" draw:layer="layout" svg:width="3cm" svg:height="0.9cm" svg:x="11.6cm" svg:y="9.7cm">
          <text:p text:style-name="P4"><text:span text:style-name="T2">ima11()</text:span></text:p>
          <text:p text:style-name="P4"><text:span text:style-name="T2">imb21()</text:span></text:p>
        </draw:rect>
        <draw:rect draw:style-name="gr1" draw:text-style-name="P2" draw:layer="layout" svg:width="2.997cm" svg:height="0.1cm" svg:x="11.605cm" svg:y="9.6cm">
          <text:p/>
        </draw:rect>
        <draw:line draw:style-name="gr4" draw:text-style-name="P3" draw:layer="layout" svg:x1="13.1cm" svg:y1="8.4cm" svg:x2="12.9cm" svg:y2="8.7cm">
          <text:p/>
        </draw:line>
        <draw:line draw:style-name="gr4" draw:text-style-name="P3" draw:layer="layout" svg:x1="13.3cm" svg:y1="8.7cm" svg:x2="13.1cm" svg:y2="8.4cm">
          <text:p/>
        </draw:line>
        <draw:line draw:style-name="gr4" draw:text-style-name="P3" draw:layer="layout" svg:x1="12.9cm" svg:y1="8.7cm" svg:x2="13.3cm" svg:y2="8.7cm">
          <text:p/>
        </draw:line>
        <draw:line draw:style-name="gr4" draw:text-style-name="P3" draw:layer="layout" svg:x1="13.1cm" svg:y1="8.7cm" svg:x2="13.1cm" svg:y2="9.2cm">
          <text:p/>
        </draw:line>
        <draw:line draw:style-name="gr4" draw:text-style-name="P3" draw:layer="layout" svg:x1="8.5cm" svg:y1="8.4cm" svg:x2="8.3cm" svg:y2="8.7cm">
          <text:p/>
        </draw:line>
        <draw:line draw:style-name="gr4" draw:text-style-name="P3" draw:layer="layout" svg:x1="8.7cm" svg:y1="8.7cm" svg:x2="8.5cm" svg:y2="8.4cm">
          <text:p/>
        </draw:line>
        <draw:line draw:style-name="gr4" draw:text-style-name="P3" draw:layer="layout" svg:x1="8.3cm" svg:y1="8.7cm" svg:x2="8.7cm" svg:y2="8.7cm">
          <text:p/>
        </draw:line>
        <draw:line draw:style-name="gr4" draw:text-style-name="P3" draw:layer="layout" svg:x1="8.5cm" svg:y1="8.7cm" svg:x2="8.5cm" svg:y2="8.9cm">
          <text:p/>
        </draw:line>
        <draw:line draw:style-name="gr4" draw:text-style-name="P3" draw:layer="layout" svg:x1="6.2cm" svg:y1="9.15cm" svg:x2="6.2cm" svg:y2="9.15cm">
          <text:p/>
        </draw:line>
        <draw:line draw:style-name="gr4" draw:text-style-name="P3" draw:layer="layout" svg:x1="5.1cm" svg:y1="8.9cm" svg:x2="8.5cm" svg:y2="8.9cm">
          <text:p/>
        </draw:line>
        <draw:rect draw:style-name="gr5" draw:text-style-name="P2" draw:layer="layout" svg:width="3.001cm" svg:height="0.1cm" svg:x="3.601cm" svg:y="9.5cm">
          <text:p/>
        </draw:rect>
        <draw:rect draw:style-name="gr3" draw:text-style-name="P4" draw:layer="layout" svg:width="3cm" svg:height="1.2cm" svg:x="3.602cm" svg:y="9.6cm">
          <text:p text:style-name="P5"><text:span text:style-name="T2">cmc21()</text:span></text:p>
          <text:p text:style-name="P5"><text:span text:style-name="T2">imc11()</text:span></text:p>
          <text:p text:style-name="P5"><text:span text:style-name="T2">imc12()</text:span></text:p>
        </draw:rect>
        <draw:rect draw:style-name="gr1" draw:text-style-name="P2" draw:layer="layout" svg:width="1.8cm" svg:height="0.4cm" svg:x="3.602cm" svg:y="9.1cm">
          <text:p text:style-name="P1"><text:span text:style-name="T1">CCexD</text:span></text:p>
        </draw:rect>
        <draw:rect draw:style-name="gr1" draw:text-style-name="P2" draw:layer="layout" svg:width="0.6cm" svg:height="0.4cm" svg:x="5.402cm" svg:y="9.1cm">
          <text:p text:style-name="P1"><text:span text:style-name="T1">1</text:span></text:p>
        </draw:rect>
        <draw:rect draw:style-name="gr1" draw:text-style-name="P2" draw:layer="layout" svg:width="0.6cm" svg:height="0.4cm" svg:x="6.002cm" svg:y="9.1cm">
          <text:p text:style-name="P1"><text:span text:style-name="T1">1</text:span></text:p>
        </draw:rect>
        <draw:line draw:style-name="gr4" draw:text-style-name="P3" draw:layer="layout" svg:x1="5.1cm" svg:y1="8.9cm" svg:x2="5.1cm" svg:y2="9.1cm">
          <text:p/>
        </draw:line>
        <draw:line draw:style-name="gr4" draw:text-style-name="P3" draw:layer="layout" svg:x1="8.5cm" svg:y1="8.9cm" svg:x2="8.5cm" svg:y2="9.1cm">
          <text:p/>
        </draw:line>
        <draw:line draw:style-name="gr4" draw:text-style-name="P3" draw:layer="layout" svg:x1="9.601cm" svg:y1="9.15cm" svg:x2="9.601cm" svg:y2="9.15cm">
          <text:p/>
        </draw:line>
        <draw:rect draw:style-name="gr5" draw:text-style-name="P2" draw:layer="layout" svg:width="3.001cm" svg:height="0.1cm" svg:x="7.002cm" svg:y="9.5cm">
          <text:p/>
        </draw:rect>
        <draw:rect draw:style-name="gr3" draw:text-style-name="P4" draw:layer="layout" svg:width="3cm" svg:height="0.9cm" svg:x="7.003cm" svg:y="9.6cm">
          <text:p text:style-name="P5"><text:span text:style-name="T2">ima11()</text:span></text:p>
          <text:p text:style-name="P5"><text:span text:style-name="T2">ima12()</text:span></text:p>
        </draw:rect>
        <draw:rect draw:style-name="gr1" draw:text-style-name="P2" draw:layer="layout" svg:width="1.8cm" svg:height="0.4cm" svg:x="7.003cm" svg:y="9.1cm">
          <text:p text:style-name="P1"><text:span text:style-name="T1">CDexD</text:span></text:p>
        </draw:rect>
        <draw:rect draw:style-name="gr1" draw:text-style-name="P2" draw:layer="layout" svg:width="0.6cm" svg:height="0.4cm" svg:x="8.803cm" svg:y="9.1cm">
          <text:p text:style-name="P1"><text:span text:style-name="T1">1</text:span></text:p>
        </draw:rect>
        <draw:rect draw:style-name="gr1" draw:text-style-name="P2" draw:layer="layout" svg:width="0.6cm" svg:height="0.4cm" svg:x="9.403cm" svg:y="9.1cm">
          <text:p text:style-name="P1"><text:span text:style-name="T1">1</text:span></text:p>
        </draw:rect>
        <draw:line draw:style-name="gr2" draw:text-style-name="P3" draw:layer="layout" svg:x1="10cm" svg:y1="9.3cm" svg:x2="11.6cm" svg:y2="7.4cm">
          <text:p/>
        </draw:line>
        <draw:rect draw:style-name="gr1" draw:text-style-name="P2" draw:layer="layout" svg:width="1.8cm" svg:height="0.4cm" svg:x="11.601cm" svg:y="11.4cm">
          <text:p text:style-name="P1"><text:span text:style-name="T1">ICexD</text:span></text:p>
        </draw:rect>
        <draw:rect draw:style-name="gr1" draw:text-style-name="P2" draw:layer="layout" svg:width="0.6cm" svg:height="0.4cm" svg:x="13.401cm" svg:y="11.4cm">
          <text:p text:style-name="P1"><text:span text:style-name="T1">1</text:span></text:p>
        </draw:rect>
        <draw:rect draw:style-name="gr1" draw:text-style-name="P2" draw:layer="layout" svg:width="0.6cm" svg:height="0.4cm" svg:x="14.001cm" svg:y="11.4cm">
          <text:p text:style-name="P1"><text:span text:style-name="T1">1</text:span></text:p>
        </draw:rect>
        <draw:rect draw:style-name="gr3" draw:text-style-name="P4" draw:layer="layout" svg:width="3cm" svg:height="0.9cm" svg:x="11.6cm" svg:y="11.9cm">
          <text:p text:style-name="P4"><text:span text:style-name="T2">ima11()</text:span></text:p>
          <text:p text:style-name="P4"><text:span text:style-name="T2">imc11()</text:span></text:p>
        </draw:rect>
        <draw:rect draw:style-name="gr1" draw:text-style-name="P2" draw:layer="layout" svg:width="2.997cm" svg:height="0.1cm" svg:x="11.605cm" svg:y="11.8cm">
          <text:p/>
        </draw:rect>
        <draw:line draw:style-name="gr2" draw:text-style-name="P3" draw:layer="layout" svg:x1="6.6cm" svg:y1="10.6cm" svg:x2="11.6cm" svg:y2="11.7cm">
          <text:p/>
        </draw:line>
        <draw:rect draw:style-name="gr1" draw:text-style-name="P2" draw:layer="layout" svg:width="1.8cm" svg:height="0.4cm" svg:x="11.601cm" svg:y="13.6cm">
          <text:p text:style-name="P1"><text:span text:style-name="T1">IDexD</text:span></text:p>
        </draw:rect>
        <draw:rect draw:style-name="gr1" draw:text-style-name="P2" draw:layer="layout" svg:width="0.6cm" svg:height="0.4cm" svg:x="13.401cm" svg:y="13.6cm">
          <text:p text:style-name="P1"><text:span text:style-name="T1">1</text:span></text:p>
        </draw:rect>
        <draw:rect draw:style-name="gr1" draw:text-style-name="P2" draw:layer="layout" svg:width="0.6cm" svg:height="0.4cm" svg:x="14.001cm" svg:y="13.6cm">
          <text:p text:style-name="P1"><text:span text:style-name="T1">1</text:span></text:p>
        </draw:rect>
        <draw:rect draw:style-name="gr3" draw:text-style-name="P4" draw:layer="layout" svg:width="3cm" svg:height="0.6cm" svg:x="11.6cm" svg:y="14.1cm">
          <text:p text:style-name="P4"><text:span text:style-name="T2">imd11()</text:span></text:p>
        </draw:rect>
        <draw:rect draw:style-name="gr1" draw:text-style-name="P2" draw:layer="layout" svg:width="2.997cm" svg:height="0.1cm" svg:x="11.605cm" svg:y="14cm">
          <text:p/>
        </draw:rect>
        <draw:rect draw:style-name="gr1" draw:text-style-name="P2" draw:layer="layout" svg:width="2.997cm" svg:height="0.1cm" svg:x="7.003cm" svg:y="11.8cm">
          <text:p/>
        </draw:rect>
        <draw:rect draw:style-name="gr3" draw:text-style-name="P4" draw:layer="layout" svg:width="3cm" svg:height="1.5cm" svg:x="7cm" svg:y="11.9cm">
          <text:p text:style-name="P4"><text:span text:style-name="T2">ima11()</text:span></text:p>
          <text:p text:style-name="P4"><text:span text:style-name="T2">ima12()</text:span></text:p>
          <text:p text:style-name="P4"><text:span text:style-name="T2">imc11()</text:span></text:p>
          <text:p text:style-name="P4"><text:span text:style-name="T2">cmb11()</text:span></text:p>
        </draw:rect>
        <draw:rect draw:style-name="gr1" draw:text-style-name="P2" draw:layer="layout" svg:width="1.8cm" svg:height="0.4cm" svg:x="7cm" svg:y="11.4cm">
          <text:p text:style-name="P1"><text:span text:style-name="T1">CBexD</text:span></text:p>
        </draw:rect>
        <draw:rect draw:style-name="gr1" draw:text-style-name="P2" draw:layer="layout" svg:width="0.6cm" svg:height="0.4cm" svg:x="8.8cm" svg:y="11.4cm">
          <text:p text:style-name="P1"><text:span text:style-name="T1">1</text:span></text:p>
        </draw:rect>
        <draw:rect draw:style-name="gr1" draw:text-style-name="P2" draw:layer="layout" svg:width="0.6cm" svg:height="0.4cm" svg:x="9.4cm" svg:y="11.4cm">
          <text:p text:style-name="P1"><text:span text:style-name="T1">1</text:span></text:p>
        </draw:rect>
        <draw:rect draw:style-name="gr1" draw:text-style-name="P2" draw:layer="layout" svg:width="2.997cm" svg:height="0.1cm" svg:x="7.003cm" svg:y="14cm">
          <text:p/>
        </draw:rect>
        <draw:rect draw:style-name="gr3" draw:text-style-name="P4" draw:layer="layout" svg:width="3cm" svg:height="1.5cm" svg:x="7cm" svg:y="14.1cm">
          <text:p text:style-name="P4"><text:span text:style-name="T2">ima11()</text:span></text:p>
          <text:p text:style-name="P4"><text:span text:style-name="T2">ima12()</text:span></text:p>
          <text:p text:style-name="P4"><text:span text:style-name="T2">imb21()</text:span></text:p>
          <text:p text:style-name="P4"><text:span text:style-name="T2">imd11()</text:span></text:p>
        </draw:rect>
        <draw:rect draw:style-name="gr1" draw:text-style-name="P2" draw:layer="layout" svg:width="1.8cm" svg:height="0.4cm" svg:x="7cm" svg:y="13.6cm">
          <text:p text:style-name="P1"><text:span text:style-name="T1">CEexD</text:span></text:p>
        </draw:rect>
        <draw:rect draw:style-name="gr1" draw:text-style-name="P2" draw:layer="layout" svg:width="0.6cm" svg:height="0.4cm" svg:x="8.8cm" svg:y="13.6cm">
          <text:p text:style-name="P1"><text:span text:style-name="T1">1</text:span></text:p>
        </draw:rect>
        <draw:rect draw:style-name="gr1" draw:text-style-name="P2" draw:layer="layout" svg:width="0.6cm" svg:height="0.4cm" svg:x="9.4cm" svg:y="13.6cm">
          <text:p text:style-name="P1"><text:span text:style-name="T1">1</text:span></text:p>
        </draw:rect>
        <draw:line draw:style-name="gr2" draw:text-style-name="P3" draw:layer="layout" svg:x1="10cm" svg:y1="11.6cm" svg:x2="11.6cm" svg:y2="7.4cm">
          <text:p/>
        </draw:line>
        <draw:line draw:style-name="gr2" draw:text-style-name="P3" draw:layer="layout" svg:x1="10cm" svg:y1="13.8cm" svg:x2="11.6cm" svg:y2="13.8cm">
          <text:p/>
        </draw:line>
        <draw:line draw:style-name="gr2" draw:text-style-name="P3" draw:layer="layout" svg:x1="10cm" svg:y1="13.8cm" svg:x2="11.6cm" svg:y2="9.4cm">
          <text:p/>
        </draw:line>
        <draw:line draw:style-name="gr2" draw:text-style-name="P3" draw:layer="layout" svg:x1="10cm" svg:y1="11.9cm" svg:x2="11.6cm" svg:y2="11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Linienende_20_1" draw:display-name="Linienende 1" svg:viewBox="0 0 1131 902" svg:d="m564 0-564 902h1131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initial-creator>Urs Graf</meta:initial-creator>
    <meta:creation-date>2010-04-12T08:44:15</meta:creation-date>
    <dc:creator>Urs Graf</dc:creator>
    <dc:date>2013-03-15T16:11:24.84</dc:date>
    <meta:printed-by>Urs Graf</meta:printed-by>
    <meta:print-date>2010-04-12T09:03:01</meta:print-date>
    <meta:editing-cycles>9</meta:editing-cycles>
    <meta:editing-duration>PT79H46M52S</meta:editing-duration>
    <meta:document-statistic meta:object-count="65"/>
    <meta:user-defined meta:name="Info 1"/>
    <meta:user-defined meta:name="Info 2"/>
    <meta:user-defined meta:name="Info 3"/>
    <meta:user-defined meta:name="Info 4"/>
  </office:meta>
</office:document-meta>
</file>